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F0000016F2D7FDF420C33AB7B.png" manifest:media-type="image/png"/>
  <manifest:file-entry manifest:full-path="Pictures/1000060A00001C3800001C3824C2F1667F56A5DF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dcdcdc" draw:textarea-horizontal-align="justify" draw:textarea-vertical-align="middle" draw:auto-grow-height="false" fo:min-height="6.989cm" fo:min-width="1.914cm"/>
    </style:style>
    <style:style style:name="gr2" style:family="graphic" style:parent-style-name="standard">
      <style:graphic-properties svg:stroke-width="0.05cm" svg:stroke-color="#a80039" draw:marker-start-width="0.355cm" draw:marker-end-width="0.355cm" draw:fill="none" draw:fill-color="#729fcf" draw:textarea-horizontal-align="justify" draw:textarea-vertical-align="middle" draw:auto-grow-height="false" fo:min-height="0.95cm" fo:min-width="2.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00abcc" draw:marker-start-width="0.355cm" draw:marker-end-width="0.355cm" draw:textarea-horizontal-align="justify" draw:textarea-vertical-align="middle" draw:auto-grow-height="false" fo:min-height="0.95cm" fo:min-width="2.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00abcc" draw:marker-start-width="0.355cm" draw:marker-end-width="0.355cm" draw:fill="none" draw:fill-color="#729fcf" draw:textarea-horizontal-align="justify" draw:textarea-vertical-align="middle" draw:auto-grow-height="false" fo:min-height="0.9cm" fo:min-width="2.4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1.65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vertical-align="middle" draw:auto-grow-height="false" fo:min-height="3.448cm" fo:min-width="0cm"/>
    </style:style>
    <style:style style:name="gr8" style:family="graphic" style:parent-style-name="standard">
      <style:graphic-properties svg:stroke-width="0.05cm" svg:stroke-color="#00abcc" draw:marker-start-width="0.355cm" draw:marker-end-width="0.355cm" draw:fill="solid" draw:fill-color="#7deaff" draw:textarea-horizontal-align="justify" draw:textarea-vertical-align="middle" draw:auto-grow-height="false" fo:min-height="3.3cm" fo:min-width="2.45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svg:stroke-color="#000000" draw:fill="solid" draw:fill-color="#dcdcdc" draw:textarea-vertical-align="middle" draw:auto-grow-height="false" fo:min-height="2.751cm" fo:min-width="2.901cm"/>
    </style:style>
    <style:style style:name="gr11" style:family="graphic" style:parent-style-name="standard">
      <style:graphic-properties svg:stroke-width="0.05cm" svg:stroke-color="#00abcc" draw:marker-start-width="0.355cm" draw:marker-end-width="0.355cm" draw:fill="solid" draw:fill-color="#7deaff" draw:textarea-horizontal-align="justify" draw:textarea-vertical-align="middle" draw:auto-grow-height="false" fo:min-height="3.5cm" fo:min-width="2.45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cm" svg:stroke-color="#00abcc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2.4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color="#000000" draw:fill="none" draw:textarea-vertical-align="middle" draw:auto-grow-height="false" fo:min-height="3.352cm" fo:min-width="0cm"/>
    </style:style>
    <style:style style:name="P1" style:family="paragraph">
      <loext:graphic-properties draw:fill="solid" draw:fill-color="#dcdcdc"/>
      <style:paragraph-properties fo:text-align="center"/>
      <style:text-properties fo:font-size="15pt" style:font-size-asian="18pt" style:font-size-complex="18pt"/>
    </style:style>
    <style:style style:name="P2" style:family="paragraph">
      <style:paragraph-properties fo:text-align="center" style:writing-mode="lr-tb"/>
      <style:text-properties fo:font-size="15pt" style:font-size-asian="18pt" style:font-size-complex="18pt"/>
    </style:style>
    <style:style style:name="P3" style:family="paragraph">
      <loext:graphic-properties draw:fill="none" draw:fill-color="#729fcf"/>
      <style:paragraph-properties fo:text-align="center" style:writing-mode="lr-tb"/>
      <style:text-properties fo:font-size="15pt" style:font-size-asian="18pt" style:font-size-complex="18pt"/>
    </style:style>
    <style:style style:name="P4" style:family="paragraph">
      <loext:graphic-properties draw:fill="solid" draw:fill-color="#ffbad2"/>
      <style:paragraph-properties fo:text-align="center" style:writing-mode="lr-tb"/>
      <style:text-properties fo:font-size="15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deaff"/>
      <style:paragraph-properties fo:text-align="center" style:writing-mode="lr-tb"/>
      <style:text-properties fo:font-size="15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  <style:text-properties fo:font-size="15pt" style:font-size-asian="18pt" style:font-size-complex="18pt"/>
    </style:style>
    <style:style style:name="P9" style:family="paragraph">
      <loext:graphic-properties draw:fill="solid" draw:fill-color="#dcdcdc"/>
      <style:paragraph-properties fo:text-align="center"/>
    </style:style>
    <style:style style:name="P10" style:family="paragraph">
      <loext:graphic-properties draw:fill="solid" draw:fill-color="#7deaff"/>
      <style:paragraph-properties fo:text-align="center"/>
      <style:text-properties fo:font-size="15pt" style:font-size-asian="18pt" style:font-size-complex="18pt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9cm" svg:x="2.1cm" svg:y="1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3cm" svg:height="1.2cm" svg:x="2.1cm" svg:y="5.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.1cm" svg:y="1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2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4.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6.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8.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9.4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cm" svg:height="1.2cm" svg:x="17.2cm" svg:y="1.6cm">
          <text:p text:style-name="P2"><text:span text:style-name="T1">Classes</text:span><text:span text:style-name="T1"><text:line-break/></text:span><text:span text:style-name="T1">auto n°1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3cm" svg:y1="6.1cm" svg:x2="10.9cm" svg:y2="6.1cm">
          <text:p/>
        </draw:line>
        <draw:custom-shape draw:style-name="gr7" draw:text-style-name="P5" draw:layer="layout" svg:width="0.9cm" svg:height="3.9cm" svg:x="5.2cm" svg:y="6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6" draw:layer="layout" svg:width="3cm" svg:height="3.6cm" svg:x="11.2cm" svg:y="7cm">
          <text:p text:style-name="P2"><text:span text:style-name="T1"/></text:p>
          <text:p text:style-name="P2"><text:span text:style-name="T1"/></text:p>
          <text:p text:style-name="P2"><text:span text:style-name="T1">Set d’appr.</text:span></text:p>
          <text:p text:style-name="P2"><text:span text:style-name="T1">N°4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2cm" svg:height="2.2cm" svg:x="14.7cm" svg:y="7.1cm">
          <draw:image xlink:href="Pictures/1000060A00001C3800001C3824C2F1667F56A5DF.wmf" xlink:type="simple" xlink:show="embed" xlink:actuate="onLoad" loext:mime-type="image/x-wmf">
            <text:p text:style-name="P7"><text:span text:style-name="T1">Classifieur</text:span></text:p>
            <text:p text:style-name="P7"><text:span text:style-name="T1">n°4</text:span></text:p>
          </draw:image>
          <draw:image xlink:href="Pictures/100002010000016F0000016F2D7FDF420C33AB7B.png" xlink:type="simple" xlink:show="embed" xlink:actuate="onLoad" loext:mime-type="image/png"/>
        </draw:frame>
        <draw:custom-shape draw:style-name="gr10" draw:text-style-name="P9" draw:layer="layout" svg:width="3.4cm" svg:height="3cm" svg:x="12cm" svg:y="7.1cm">
          <text:p/>
          <draw:enhanced-geometry svg:viewBox="0 0 21600 21600" draw:mirror-vertical="true" draw:text-areas="0 0 21600 21600" draw:type="circular-arrow" draw:modifiers="-117.27960062457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6" draw:text-style-name="P5" draw:layer="layout" svg:x1="6.3cm" svg:y1="8.6cm" svg:x2="11cm" svg:y2="8.6cm">
          <text:p/>
        </draw:line>
        <draw:custom-shape draw:style-name="gr5" draw:text-style-name="P4" draw:layer="layout" svg:width="2.2cm" svg:height="1.2cm" svg:x="17.2cm" svg:y="2.9cm">
          <text:p text:style-name="P2"><text:span text:style-name="T1">Classes</text:span><text:span text:style-name="T1"><text:line-break/></text:span><text:span text:style-name="T1">auto n°2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cm" svg:height="3.8cm" svg:x="11.2cm" svg:y="1.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2.8cm" svg:y1="7.3cm" svg:x2="12.8cm" svg:y2="5.2cm">
          <text:p/>
        </draw:line>
        <draw:custom-shape draw:style-name="gr13" draw:text-style-name="P4" draw:layer="layout" svg:width="3cm" svg:height="1.2cm" svg:x="11.2cm" svg:y="5.6cm">
          <text:p text:style-name="P2"><text:span text:style-name="T1">Set de test</text:span><text:span text:style-name="T1"><text:line-break/></text:span><text:span text:style-name="T1">n°4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4cm" svg:height="3cm" svg:x="13.9cm" svg:y="5cm">
          <text:p/>
          <draw:enhanced-geometry svg:viewBox="0 0 21600 21600" draw:text-areas="0 0 21600 21600" draw:type="circular-arrow" draw:modifiers="122.45039964853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5" draw:layer="layout" svg:width="0.9cm" svg:height="3.8cm" svg:x="5.2cm" svg:y="1.6cm">
          <text:p/>
          <draw:enhanced-geometry svg:viewBox="0 0 21600 21600" draw:glue-points="0 0 0 21600 21600 10800" draw:text-areas="0 ?f9 7800 ?f10" draw:type="right-brace" draw:modifiers="1800 11816.15320566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5" draw:layer="layout" svg:x1="6.2cm" svg:y1="3.8cm" svg:x2="10.8cm" svg:y2="7.7cm">
          <text:p/>
        </draw:line>
        <draw:custom-shape draw:style-name="gr5" draw:text-style-name="P4" draw:layer="layout" svg:width="2.2cm" svg:height="1.2cm" svg:x="17.2cm" svg:y="4.2cm">
          <text:p text:style-name="P2"><text:span text:style-name="T1">Classes</text:span><text:span text:style-name="T1"><text:line-break/></text:span><text:span text:style-name="T1">auto n°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cm" svg:height="1.2cm" svg:x="17.2cm" svg:y="5.5cm">
          <text:p text:style-name="P2"><text:span text:style-name="T1">Classes</text:span><text:span text:style-name="T1"><text:line-break/></text:span><text:span text:style-name="T1">auto n°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Philippe Grosjean</meta:initial-creator>
    <meta:creation-date>2017-12-13T12:55:00.673199000</meta:creation-date>
    <dc:date>2020-10-06T09:30:03.557057774</dc:date>
    <meta:editing-duration>PT1H1M16S</meta:editing-duration>
    <meta:editing-cycles>10</meta:editing-cycles>
    <meta:generator>LibreOffice/6.4.0.3$MacOSX_X86_64 LibreOffice_project/b0a288ab3d2d4774cb44b62f04d5d28733ac6df8</meta:generator>
    <meta:document-statistic meta:object-count="24"/>
  </office:meta>
</office:document-meta>
</file>